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19DF70927B27DE29.png" manifest:media-type="image/png"/>
  <manifest:file-entry manifest:full-path="Object 1/Pictures/100000000000000800000008072A4A5FF1F5D712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2744in" svg:height="6.9039in" svg:x="3.7575in" svg:y="0.6665in">
            <draw:object draw:notify-on-update-of-ranges="Sheet1.A4:Sheet1.A11 Sheet1.B4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ssimilate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office:value-type="string" calcext:value-type="string">
            <text:p>Stabilize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Transform</text:p>
          </table:table-cell>
          <table:table-cell office:value-type="percentage" office:value="0.3" calcext:value-type="percentage">
            <text:p>30%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SUM([.B4:.B1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6:23:22.9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08:26:23.246000000</meta:creation-date>
    <meta:editing-duration>PT37M26S</meta:editing-duration>
    <meta:editing-cycles>3</meta:editing-cycles>
    <meta:generator>LibreOffice/7.2.2.2$Windows_X86_64 LibreOffice_project/02b2acce88a210515b4a5bb2e46cbfb63fe97d56</meta:generator>
    <dc:date>2022-02-16T09:42:42.111000000</dc:date>
    <meta:document-statistic meta:table-count="1" meta:cell-count="1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 draw:fill-hatch-name="Red_20_90_20_Degrees_20_Crossed_20_1" draw:fill-image-name="Bitmap_20_1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 draw:fill-image-name="ChartBitmap_20_1"/>
    </style:style>
    <style:style style:name="ch14" style:family="chart">
      <style:chart-properties chart:solid-type="cuboid"/>
      <style:graphic-properties draw:fill-color="#aecf00" draw:fill-gradient-name="ChartGradient_20_67" draw:gradient-step-count="64" draw:fill-image-name="ChartBitmap_20_2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59cm" svg:y="0.35cm" svg:width="28.059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9DF70927B27DE29.png" xlink:type="simple" xlink:show="embed" xlink:actuate="onLoad"/>
    <draw:fill-image draw:name="ChartBitmap_20_2" draw:display-name="ChartBitmap 2" xlink:href="Pictures/100000000000000800000008072A4A5FF1F5D712.png" xlink:type="simple" xlink:show="embed" xlink:actuate="onLoad"/>
  </office:styles>
</office:document-styles>
</file>